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Horizontal_20_Line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11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Quotations">
      <style:paragraph-properties fo:margin-top="0cm" fo:margin-bottom="0.247cm" style:contextual-spacing="false" fo:line-height="115%"/>
    </style:style>
    <style:style style:name="P23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_CONTEXT.md</text:h>
      <text:h text:style-name="P2" text:outline-level="2">1. Visão Geral do Projeto</text:h>
      <text:p text:style-name="Text_20_body"><text:span text:style-name="Strong_20_Emphasis">Nome do projeto:</text:span> taxSearch<text:line-break/><text:span text:style-name="Strong_20_Emphasis">Objetivo:</text:span><text:line-break/>Plataforma de busca semântica e perguntas e respostas jurídicas (RAG – Retrieval Augmented Generation), focada inicialmente em <text:span text:style-name="Strong_20_Emphasis">documentos legais brasileiros</text:span>, como Constituição, leis, decretos e normas infralegais.</text:p>
      <text:p text:style-name="Text_20_body">O sistema permite:</text:p>
      <text:list text:style-name="L1">
        <text:list-item>
          <text:p text:style-name="P3">Ingestão de documentos jurídicos (PDF, HTML, XML, texto)</text:p>
        </text:list-item>
        <text:list-item>
          <text:p text:style-name="P3">Normalização e chunking jurídico</text:p>
        </text:list-item>
        <text:list-item>
          <text:p text:style-name="P3">Geração de embeddings</text:p>
        </text:list-item>
        <text:list-item>
          <text:p text:style-name="P3">Persistência vetorial em PostgreSQL (pgvector)</text:p>
        </text:list-item>
        <text:list-item>
          <text:p text:style-name="P3">Recuperação semântica</text:p>
        </text:list-item>
        <text:list-item>
          <text:p text:style-name="P3">Geração de respostas via LLM (Gemini, com futura migração para OpenAI)</text:p>
        </text:list-item>
      </text:list>
      <text:p text:style-name="P4"/>
      <text:h text:style-name="P2" text:outline-level="2">2. Princípios Arquiteturais</text:h>
      <text:list text:style-name="L2">
        <text:list-item>
          <text:p text:style-name="P5"><text:span text:style-name="Strong_20_Emphasis">Clean Architecture / DDD-lite</text:span></text:p>
        </text:list-item>
        <text:list-item>
          <text:p text:style-name="P5">Separação clara entre:</text:p>
          <text:list>
            <text:list-item>
              <text:p text:style-name="P5">Domain</text:p>
            </text:list-item>
            <text:list-item>
              <text:p text:style-name="P5">Application</text:p>
            </text:list-item>
            <text:list-item>
              <text:p text:style-name="P5">Infrastructure</text:p>
            </text:list-item>
            <text:list-item>
              <text:p text:style-name="P5">API</text:p>
            </text:list-item>
          </text:list>
        </text:list-item>
        <text:list-item>
          <text:p text:style-name="P5">Baixo acoplamento</text:p>
        </text:list-item>
        <text:list-item>
          <text:p text:style-name="P5">Substituição futura de LLM sem impacto estrutural</text:p>
        </text:list-item>
        <text:list-item>
          <text:p text:style-name="P5">Persistência desacoplada de serviços de IA</text:p>
        </text:list-item>
      </text:list>
      <text:p text:style-name="P4"/>
      <text:h text:style-name="P2" text:outline-level="2">3. Stack Tecnológica</text:h>
      <text:h text:style-name="P6" text:outline-level="3">Backend</text:h>
      <text:list text:style-name="L3">
        <text:list-item>
          <text:p text:style-name="P7">Python 3.12+</text:p>
        </text:list-item>
        <text:list-item>
          <text:p text:style-name="P7">FastAPI</text:p>
        </text:list-item>
        <text:list-item>
          <text:p text:style-name="P7">SQLAlchemy 2.x</text:p>
        </text:list-item>
        <text:list-item>
          <text:p text:style-name="P7">PostgreSQL 15+</text:p>
        </text:list-item>
        <text:list-item>
          <text:p text:style-name="P7"><text:soft-page-break/>pgvector</text:p>
        </text:list-item>
        <text:list-item>
          <text:p text:style-name="P7">psycopg3</text:p>
        </text:list-item>
      </text:list>
      <text:h text:style-name="P6" text:outline-level="3">IA / NLP</text:h>
      <text:list text:style-name="L4">
        <text:list-item>
          <text:p text:style-name="P8">Gemini (via <text:span text:style-name="Source_20_Text">google-genai</text:span>)</text:p>
          <text:list>
            <text:list-item>
              <text:p text:style-name="P8">Modelo atual: <text:span text:style-name="Source_20_Text">gemini-2.5-flash</text:span></text:p>
            </text:list-item>
          </text:list>
        </text:list-item>
        <text:list-item>
          <text:p text:style-name="P8">Sentence Transformers (embeddings locais)</text:p>
        </text:list-item>
        <text:list-item>
          <text:p text:style-name="P8">rank-bm25 (fallback lexical)</text:p>
        </text:list-item>
        <text:list-item>
          <text:p text:style-name="P8">HuggingFace Transformers</text:p>
        </text:list-item>
      </text:list>
      <text:h text:style-name="P6" text:outline-level="3">Infra</text:h>
      <text:list text:style-name="L5">
        <text:list-item>
          <text:p text:style-name="P9">Docker</text:p>
        </text:list-item>
        <text:list-item>
          <text:p text:style-name="P9">Docker Compose</text:p>
        </text:list-item>
        <text:list-item>
          <text:p text:style-name="P9">Uvicorn</text:p>
        </text:list-item>
        <text:list-item>
          <text:p text:style-name="P9">Linux container base (python-slim)</text:p>
        </text:list-item>
      </text:list>
      <text:p text:style-name="P4"/>
      <text:h text:style-name="P2" text:outline-level="2">4. Estrutura de Pastas Atual</text:h>
      <text:p text:style-name="P10"><text:span text:style-name="Source_20_Text">src/</text:span></text:p>
      <text:p text:style-name="P11"><text:span text:style-name="Source_20_Text">└── app/</text:span></text:p>
      <text:p text:style-name="P11"><text:span text:style-name="Source_20_Text"><text:s text:c="4"/>├── api/</text:span></text:p>
      <text:p text:style-name="P11"><text:span text:style-name="Source_20_Text"><text:s text:c="4"/>│ <text:s text:c="2"/>├── main.py</text:span></text:p>
      <text:p text:style-name="P11"><text:span text:style-name="Source_20_Text"><text:s text:c="4"/>│ <text:s text:c="2"/>├── deps.py</text:span></text:p>
      <text:p text:style-name="P11"><text:span text:style-name="Source_20_Text"><text:s text:c="4"/>│ <text:s text:c="2"/>└── routers/</text:span></text:p>
      <text:p text:style-name="P11"><text:span text:style-name="Source_20_Text"><text:s text:c="4"/>│ <text:s text:c="6"/>└── ask.py</text:span></text:p>
      <text:p text:style-name="P11"><text:span text:style-name="Source_20_Text"><text:s text:c="4"/>│</text:span></text:p>
      <text:p text:style-name="P11"><text:span text:style-name="Source_20_Text"><text:s text:c="4"/>├── application/</text:span></text:p>
      <text:p text:style-name="P11"><text:span text:style-name="Source_20_Text"><text:s text:c="4"/>│ <text:s text:c="2"/>├── ai_service.py</text:span></text:p>
      <text:p text:style-name="P11"><text:span text:style-name="Source_20_Text"><text:s text:c="4"/>│ <text:s text:c="2"/>├── ingestion/</text:span></text:p>
      <text:p text:style-name="P11"><text:span text:style-name="Source_20_Text"><text:s text:c="4"/>│ <text:s text:c="2"/>├── rag/</text:span></text:p>
      <text:p text:style-name="P11"><text:span text:style-name="Source_20_Text"><text:s text:c="4"/>│ <text:s text:c="2"/>│ <text:s text:c="2"/>├── rag_answer_service.py</text:span></text:p>
      <text:p text:style-name="P11"><text:span text:style-name="Source_20_Text"><text:s text:c="4"/>│ <text:s text:c="2"/>│ <text:s text:c="2"/>├── rag_retriever.py</text:span></text:p>
      <text:p text:style-name="P11"><text:span text:style-name="Source_20_Text"><text:s text:c="4"/>│ <text:s text:c="2"/>│ <text:s text:c="2"/>└── rag_pipeline.py</text:span></text:p>
      <text:p text:style-name="P11"><text:span text:style-name="Source_20_Text"><text:s text:c="4"/>│ <text:s text:c="2"/>└── persistence/</text:span></text:p>
      <text:p text:style-name="P11"><text:span text:style-name="Source_20_Text"><text:s text:c="4"/>│</text:span></text:p>
      <text:p text:style-name="P11"><text:span text:style-name="Source_20_Text"><text:s text:c="4"/>├── domain/</text:span></text:p>
      <text:p text:style-name="P11"><text:span text:style-name="Source_20_Text"><text:s text:c="4"/>│ <text:s text:c="2"/>├── document.py</text:span></text:p>
      <text:p text:style-name="P11"><text:soft-page-break/><text:span text:style-name="Source_20_Text"><text:s text:c="4"/>│ <text:s text:c="2"/>└── chunk.py</text:span></text:p>
      <text:p text:style-name="P11"><text:span text:style-name="Source_20_Text"><text:s text:c="4"/>│</text:span></text:p>
      <text:p text:style-name="P11"><text:span text:style-name="Source_20_Text"><text:s text:c="4"/>├── infrastructure/</text:span></text:p>
      <text:p text:style-name="P11"><text:span text:style-name="Source_20_Text"><text:s text:c="4"/>│ <text:s text:c="2"/>├── ai/</text:span></text:p>
      <text:p text:style-name="P11"><text:span text:style-name="Source_20_Text"><text:s text:c="4"/>│ <text:s text:c="2"/>│ <text:s text:c="2"/>└── gemini_client.py</text:span></text:p>
      <text:p text:style-name="P11"><text:span text:style-name="Source_20_Text"><text:s text:c="4"/>│ <text:s text:c="2"/>│</text:span></text:p>
      <text:p text:style-name="P11"><text:span text:style-name="Source_20_Text"><text:s text:c="4"/>│ <text:s text:c="2"/>├── ingest/</text:span></text:p>
      <text:p text:style-name="P11"><text:span text:style-name="Source_20_Text"><text:s text:c="4"/>│ <text:s text:c="2"/>│ <text:s text:c="2"/>├── base_loader.py</text:span></text:p>
      <text:p text:style-name="P11"><text:span text:style-name="Source_20_Text"><text:s text:c="4"/>│ <text:s text:c="2"/>│ <text:s text:c="2"/>├── pdf_loader.py</text:span></text:p>
      <text:p text:style-name="P11"><text:span text:style-name="Source_20_Text"><text:s text:c="4"/>│ <text:s text:c="2"/>│ <text:s text:c="2"/>├── html_loader.py</text:span></text:p>
      <text:p text:style-name="P11"><text:span text:style-name="Source_20_Text"><text:s text:c="4"/>│ <text:s text:c="2"/>│ <text:s text:c="2"/>├── xml_loader.py</text:span></text:p>
      <text:p text:style-name="P11"><text:span text:style-name="Source_20_Text"><text:s text:c="4"/>│ <text:s text:c="2"/>│ <text:s text:c="2"/>└── text_normalizer.py</text:span></text:p>
      <text:p text:style-name="P11"><text:span text:style-name="Source_20_Text"><text:s text:c="4"/>│ <text:s text:c="2"/>│</text:span></text:p>
      <text:p text:style-name="P11"><text:span text:style-name="Source_20_Text"><text:s text:c="4"/>│ <text:s text:c="2"/>├── rag/</text:span></text:p>
      <text:p text:style-name="P11"><text:span text:style-name="Source_20_Text"><text:s text:c="4"/>│ <text:s text:c="2"/>│ <text:s text:c="2"/>├── postgres_vector_store.py</text:span></text:p>
      <text:p text:style-name="P11"><text:span text:style-name="Source_20_Text"><text:s text:c="4"/>│ <text:s text:c="2"/>│ <text:s text:c="2"/>└── pgvector_retriever.py</text:span></text:p>
      <text:p text:style-name="P11"><text:span text:style-name="Source_20_Text"><text:s text:c="4"/>│ <text:s text:c="2"/>│</text:span></text:p>
      <text:p text:style-name="P11"><text:span text:style-name="Source_20_Text"><text:s text:c="4"/>│ <text:s text:c="2"/>└── persistence/</text:span></text:p>
      <text:p text:style-name="P11"><text:span text:style-name="Source_20_Text"><text:s text:c="4"/>│ <text:s text:c="6"/>└── models.py</text:span></text:p>
      <text:p text:style-name="P11"><text:span text:style-name="Source_20_Text"><text:s text:c="4"/>│</text:span></text:p>
      <text:p text:style-name="P11"><text:span text:style-name="Source_20_Text"><text:s text:c="4"/>└── main.py</text:span></text:p>
      <text:p text:style-name="P4"/>
      <text:h text:style-name="P2" text:outline-level="2">5. Banco de Dados (Estado Atual)</text:h>
      <text:h text:style-name="P6" text:outline-level="3">Extensão obrigatória</text:h>
      <text:p text:style-name="P10"><text:span text:style-name="Source_20_Text">CREATE EXTENSION IF NOT EXISTS vector;</text:span></text:p>
      <text:h text:style-name="P6" text:outline-level="3">Tabela <text:span text:style-name="Source_20_Text">documents</text:span></text:h>
      <text:p text:style-name="P10"><text:span text:style-name="Source_20_Text">CREATE TABLE documents (</text:span></text:p>
      <text:p text:style-name="P11"><text:span text:style-name="Source_20_Text"><text:s text:c="4"/>id UUID PRIMARY KEY DEFAULT gen_random_uuid(),</text:span></text:p>
      <text:p text:style-name="P11"><text:span text:style-name="Source_20_Text"><text:s text:c="4"/>source TEXT NOT NULL,</text:span></text:p>
      <text:p text:style-name="P11"><text:span text:style-name="Source_20_Text"><text:s text:c="4"/>version TEXT NOT NULL,</text:span></text:p>
      <text:p text:style-name="P11"><text:span text:style-name="Source_20_Text"><text:s text:c="4"/>title TEXT,</text:span></text:p>
      <text:p text:style-name="P11"><text:span text:style-name="Source_20_Text"><text:s text:c="4"/>metadata JSONB,</text:span></text:p>
      <text:p text:style-name="P11"><text:span text:style-name="Source_20_Text"><text:s text:c="4"/>created_at TIMESTAMPTZ DEFAULT now()</text:span></text:p>
      <text:p text:style-name="P11"><text:span text:style-name="Source_20_Text">);</text:span></text:p>
      <text:h text:style-name="P6" text:outline-level="3"><text:soft-page-break/>Tabela <text:span text:style-name="Source_20_Text">document_chunks</text:span></text:h>
      <text:p text:style-name="P10"><text:span text:style-name="Source_20_Text">CREATE TABLE document_chunks (</text:span></text:p>
      <text:p text:style-name="P11"><text:span text:style-name="Source_20_Text"><text:s text:c="4"/>id UUID PRIMARY KEY DEFAULT gen_random_uuid(),</text:span></text:p>
      <text:p text:style-name="P11"><text:span text:style-name="Source_20_Text"><text:s text:c="4"/>document_id UUID REFERENCES documents(id) ON DELETE CASCADE,</text:span></text:p>
      <text:p text:style-name="P11"><text:span text:style-name="Source_20_Text"><text:s text:c="4"/>content TEXT NOT NULL,</text:span></text:p>
      <text:p text:style-name="P11"><text:span text:style-name="Source_20_Text"><text:s text:c="4"/>token_count INTEGER NOT NULL,</text:span></text:p>
      <text:p text:style-name="P11"><text:span text:style-name="Source_20_Text"><text:s text:c="4"/>embedding VECTOR(768) NOT NULL,</text:span></text:p>
      <text:p text:style-name="P11"><text:span text:style-name="Source_20_Text"><text:s text:c="4"/>created_at TIMESTAMPTZ DEFAULT now()</text:span></text:p>
      <text:p text:style-name="P11"><text:span text:style-name="Source_20_Text">);</text:span></text:p>
      <text:h text:style-name="P6" text:outline-level="3">Índices</text:h>
      <text:p text:style-name="P10"><text:span text:style-name="Source_20_Text">CREATE INDEX idx_document_chunks_embedding</text:span></text:p>
      <text:p text:style-name="P11"><text:span text:style-name="Source_20_Text">ON document_chunks</text:span></text:p>
      <text:p text:style-name="P11"><text:span text:style-name="Source_20_Text">USING hnsw (embedding vector_cosine_ops);</text:span></text:p>
      <text:p text:style-name="P11"/>
      <text:p text:style-name="P11"><text:span text:style-name="Source_20_Text">CREATE INDEX idx_document_chunks_document_id</text:span></text:p>
      <text:p text:style-name="P11"><text:span text:style-name="Source_20_Text">ON document_chunks (document_id);</text:span></text:p>
      <text:p text:style-name="P4"/>
      <text:h text:style-name="P2" text:outline-level="2">6. Estado Atual da Aplicação</text:h>
      <text:h text:style-name="P6" text:outline-level="3">O que já funciona</text:h>
      <text:list text:style-name="L6">
        <text:list-item>
          <text:p text:style-name="P12">API FastAPI sobe corretamente</text:p>
        </text:list-item>
        <text:list-item>
          <text:p text:style-name="P12">Gemini configurado com <text:span text:style-name="Source_20_Text">google-genai</text:span></text:p>
        </text:list-item>
        <text:list-item>
          <text:p text:style-name="P12">Gemini Client corrigido e compatível</text:p>
        </text:list-item>
        <text:list-item>
          <text:p text:style-name="P12">Docker, Dockerfile e docker-compose funcionando</text:p>
        </text:list-item>
        <text:list-item>
          <text:p text:style-name="P12">Conexão com PostgreSQL validada</text:p>
        </text:list-item>
        <text:list-item>
          <text:p text:style-name="P12">Pipeline RAG implementado até o ponto de recuperação</text:p>
        </text:list-item>
      </text:list>
      <text:h text:style-name="P6" text:outline-level="3">Erro atual (esperado)</text:h>
      <text:p text:style-name="P10"><text:span text:style-name="Source_20_Text">relation "document_chunks" does not exist</text:span></text:p>
      <text:p text:style-name="Text_20_body">➡️ <text:span text:style-name="Strong_20_Emphasis">Erro resolvido com DDL</text:span>, mas:</text:p>
      <text:list text:style-name="L7">
        <text:list-item>
          <text:p text:style-name="P13">A base ainda está vazia</text:p>
        </text:list-item>
        <text:list-item>
          <text:p text:style-name="P13">Nenhum documento foi ingerido</text:p>
        </text:list-item>
        <text:list-item>
          <text:p text:style-name="P13">Nenhum chunk foi gerado</text:p>
        </text:list-item>
      </text:list>
      <text:p text:style-name="P4"/>
      <text:h text:style-name="P2" text:outline-level="2"><text:soft-page-break/>7. Pipeline RAG (Atual)</text:h>
      <text:list text:style-name="L8">
        <text:list-item>
          <text:p text:style-name="P14">Pergunta do usuário</text:p>
        </text:list-item>
        <text:list-item>
          <text:p text:style-name="P14">Geração de embedding da query</text:p>
        </text:list-item>
        <text:list-item>
          <text:p text:style-name="P14">Busca vetorial (<text:span text:style-name="Source_20_Text">pgvector</text:span>)</text:p>
        </text:list-item>
        <text:list-item>
          <text:p text:style-name="P14">Recuperação dos melhores chunks</text:p>
        </text:list-item>
        <text:list-item>
          <text:p text:style-name="P14">Prompt com evidências</text:p>
        </text:list-item>
        <text:list-item>
          <text:p text:style-name="P14">Resposta via Gemini</text:p>
        </text:list-item>
      </text:list>
      <text:p text:style-name="Text_20_body">⚠️ O passo 4 falha se não houver dados ingeridos.</text:p>
      <text:p text:style-name="P4"/>
      <text:h text:style-name="P2" text:outline-level="2">8. Gemini – Decisões Importantes</text:h>
      <text:list text:style-name="L9">
        <text:list-item>
          <text:p text:style-name="P15">SDK utilizado: <text:span text:style-name="Source_20_Text">google-genai</text:span></text:p>
        </text:list-item>
        <text:list-item>
          <text:p text:style-name="P15">Import correto:</text:p>
        </text:list-item>
      </text:list>
      <text:p text:style-name="P10"><text:span text:style-name="Source_20_Text">from google import genai</text:span></text:p>
      <text:list text:style-name="L10">
        <text:list-item>
          <text:p text:style-name="P16">Modelo atual:</text:p>
        </text:list-item>
      </text:list>
      <text:p text:style-name="P10"><text:span text:style-name="Source_20_Text">model="gemini-2.5-flash"</text:span></text:p>
      <text:list text:style-name="L11">
        <text:list-item>
          <text:p text:style-name="P17">OpenAI <text:span text:style-name="Strong_20_Emphasis">não será usado agora</text:span></text:p>
        </text:list-item>
        <text:list-item>
          <text:p text:style-name="P17">Migração futura planejada, sem impacto estrutural</text:p>
        </text:list-item>
      </text:list>
      <text:p text:style-name="P4"/>
      <text:h text:style-name="P2" text:outline-level="2">9. Docker – Estado Atual</text:h>
      <text:h text:style-name="P6" text:outline-level="3">Dockerfile</text:h>
      <text:list text:style-name="L12">
        <text:list-item>
          <text:p text:style-name="P18">Base: python:3.12-slim</text:p>
        </text:list-item>
        <text:list-item>
          <text:p text:style-name="P18"><text:span text:style-name="Source_20_Text">requirements.txt</text:span> completo</text:p>
        </text:list-item>
        <text:list-item>
          <text:p text:style-name="P18">Execução via:</text:p>
        </text:list-item>
      </text:list>
      <text:p text:style-name="P10"><text:span text:style-name="Source_20_Text">uvicorn app.api.main:app --host 0.0.0.0 --port 8000</text:span></text:p>
      <text:h text:style-name="P6" text:outline-level="3">docker-compose</text:h>
      <text:list text:style-name="L13">
        <text:list-item>
          <text:p text:style-name="P19">Serviços:</text:p>
          <text:list>
            <text:list-item>
              <text:p text:style-name="P19">api</text:p>
            </text:list-item>
            <text:list-item>
              <text:p text:style-name="P19">postgres</text:p>
            </text:list-item>
          </text:list>
        </text:list-item>
        <text:list-item>
          <text:p text:style-name="P19">Volume persistente para PostgreSQL</text:p>
        </text:list-item>
      </text:list>
      <text:p text:style-name="P4"/>
      <text:h text:style-name="P2" text:outline-level="2"><text:soft-page-break/>10. Próximo Passo Planejado (Retomada)</text:h>
      <text:h text:style-name="P6" text:outline-level="3"><text:span text:style-name="Strong_20_Emphasis">Próximo passo oficial</text:span></text:h>
      <text:p text:style-name="Text_20_body"><text:span text:style-name="Strong_20_Emphasis">Criar o fluxo de ingestão de documentos</text:span></text:p>
      <text:p text:style-name="Text_20_body">Inclui:</text:p>
      <text:list text:style-name="L14">
        <text:list-item>
          <text:p text:style-name="P20">API de ingestão</text:p>
        </text:list-item>
        <text:list-item>
          <text:p text:style-name="P20">Persistência em <text:span text:style-name="Source_20_Text">documents</text:span></text:p>
        </text:list-item>
        <text:list-item>
          <text:p text:style-name="P20">Chunking jurídico</text:p>
        </text:list-item>
        <text:list-item>
          <text:p text:style-name="P20">Geração de embeddings</text:p>
        </text:list-item>
        <text:list-item>
          <text:p text:style-name="P20">Persistência em <text:span text:style-name="Source_20_Text">document_chunks</text:span></text:p>
        </text:list-item>
      </text:list>
      <text:p text:style-name="Text_20_body">➡️ Após isso:</text:p>
      <text:list text:style-name="L15">
        <text:list-item>
          <text:p text:style-name="P21">O erro atual desaparece definitivamente</text:p>
        </text:list-item>
        <text:list-item>
          <text:p text:style-name="P21">O RAG passa a responder corretamente</text:p>
        </text:list-item>
      </text:list>
      <text:p text:style-name="P4"/>
      <text:h text:style-name="P2" text:outline-level="2">11. Como retomar em um novo chat</text:h>
      <text:p text:style-name="Text_20_body">Basta informar:</text:p>
      <text:p text:style-name="P22">“Estamos retomando o projeto <text:span text:style-name="Strong_20_Emphasis">taxSearch</text:span>.<text:line-break/>A base PostgreSQL já existe, com tabelas <text:span text:style-name="Source_20_Text">documents</text:span> e <text:span text:style-name="Source_20_Text">document_chunks</text:span>.<text:line-break/>O próximo passo é implementar a <text:span text:style-name="Strong_20_Emphasis">API de ingestão de documentos</text:span>.”</text:p>
      <text:p text:style-name="Text_20_body">Ou simplesmente:</text:p>
      <text:p text:style-name="P22"><text:span text:style-name="Strong_20_Emphasis">“Vamos continuar do passo 2 (ingestão).”</text:span></text:p>
      <text:p text:style-name="P4"/>
      <text:h text:style-name="P2" text:outline-level="2">12. Observações Finais</text:h>
      <text:list text:style-name="L16">
        <text:list-item>
          <text:p text:style-name="P23">O projeto está <text:span text:style-name="Strong_20_Emphasis">bem estruturado</text:span></text:p>
        </text:list-item>
        <text:list-item>
          <text:p text:style-name="P23">Os erros enfrentados foram <text:span text:style-name="Strong_20_Emphasis">de integração</text:span>, não conceituais</text:p>
        </text:list-item>
        <text:list-item>
          <text:p text:style-name="P23">A base está pronta para escalar</text:p>
        </text:list-item>
        <text:list-item>
          <text:p text:style-name="P23">Decisões estão alinhadas com padrões de mercado para RAG jurídico</text:p>
        </text:list-item>
      </text:list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2:37:21.674772000</meta:creation-date>
    <dc:date>2026-01-12T18:08:24.056299400</dc:date>
    <meta:editing-duration>PT2M13S</meta:editing-duration>
    <meta:editing-cycles>3</meta:editing-cycles>
    <meta:generator>LibreOffice/25.8.4.2$Windows_X86_64 LibreOffice_project/290daaa01b999472f0c7a3890eb6a550fd74c6df</meta:generator>
    <meta:document-statistic meta:table-count="0" meta:image-count="0" meta:object-count="0" meta:page-count="6" meta:paragraph-count="170" meta:word-count="696" meta:character-count="4667" meta:non-whitespace-character-count="3920"/>
  </office:meta>
</office:document-meta>
</file>